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list-style-name="WWNum1" style:master-page-name="Standard">
      <style:paragraph-properties fo:margin-left="0.5in" fo:margin-right="0in" fo:text-indent="-0.25in" style:auto-text-indent="false" style:page-number="1"/>
    </style:style>
    <style:style style:name="P4" style:family="paragraph" style:parent-style-name="Standard" style:list-style-name="WWNum1">
      <style:paragraph-properties fo:margin-left="1in" fo:margin-right="0in" fo:text-indent="-0.25in" style:auto-text-indent="false"/>
    </style:style>
    <style:style style:name="P5" style:family="paragraph" style:parent-style-name="Standard">
      <style:paragraph-properties fo:margin-left="1.5in" fo:margin-right="0in" fo:text-indent="0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5in" style:auto-text-indent="false"/>
    </style:style>
    <style:style style:name="P8" style:family="paragraph" style:parent-style-name="Standard">
      <style:paragraph-properties fo:margin-left="0.5in" fo:margin-right="0in" fo:text-indent="0.5in" style:auto-text-indent="false"/>
    </style:style>
    <style:style style:name="T1" style:family="text">
      <style:text-properties style:text-position="sub 58%"/>
    </style:style>
    <style:style style:name="T2" style:family="text">
      <style:text-properties style:text-underline-style="none"/>
    </style:style>
    <style:style style:name="T3"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70927955" text:style-name="WWNum1">
        <text:list-item>
          <text:p text:style-name="P3">Steve mentioned splitting the different resources that can be tracked into energy, water, natural gas, and various mass resources. He also said that users should probably be able to convert between them (eg. gas + waste into CO<text:span text:style-name="T1">2</text:span>. Is there any reason not to just give users the ability to add any resource and give it a name and unit?</text:p>
          <text:list>
            <text:list-item>
              <text:p text:style-name="P4">Obviously OED would come with energy, water, etc as defaults.</text:p>
            </text:list-item>
            <text:list-item>
              <text:p text:style-name="P4">If we can think of any reason it would be useful, we could let users create groups or different resources.</text:p>
            </text:list-item>
            <text:list-item>
              <text:p text:style-name="P4"><text:span text:style-name="T3">Decided not to allow conversions between types. </text:span></text:p>
            </text:list-item>
          </text:list>
        </text:list-item>
        <text:list-item>
          <text:p text:style-name="P1">In case we ever think of any conversions that should be 1-way, it would likely be easiest to store conversions as 1 way and handle 2-way conversions by storing the inverse as well.</text:p>
          <text:list>
            <text:list-item>
              <text:p text:style-name="P4">It’d be easy to let users input conversions in 1 direction and just calculate the inverse if they indicate it should be 2-way.</text:p>
            </text:list-item>
            <text:list-item>
              <text:p text:style-name="P4">Do we want to track what units are valid for each resource type?</text:p>
            </text:list-item>
          </text:list>
        </text:list-item>
        <text:list-item>
          <text:p text:style-name="P1">At current, readings are stored in relation to the meter they’re collected from. With certain resources there likely won’t be meters, just manual input, so do we want to create a special type of meter-less reading or have them use dummy meters? I think the latter might be easier.</text:p>
          <text:list>
            <text:list-item>
              <text:p text:style-name="P4">Meters currently store their meter type as 1 of 2 enums. If we’re generalizing resources, users might be adding a lot of different types of meters. Do we want to let users register their own meter types? Does the meter type in the database actually do anything other than get stored right now? What’s actually the difference between Mamac and Metasys meters in the code?</text:p>
            </text:list-item>
            <text:list-item>
              <text:p text:style-name="P4">Will we need to worry about any meters measuring multiple resources at once? Do we link multiple reading types to the same meter or duplicate the meter, having 1 per resource it records?</text:p>
            </text:list-item>
            <text:list-item>
              <text:p text:style-name="P4">All readings in the database are kept in a single readings table. Do we want to store all reading types in this table or would there be any benefit in separating the different resources’ readings into multiple tables? When users add new resource types, do we automatically add a new table for it?</text:p>
            </text:list-item>
            <text:list-item>
              <text:p text:style-name="P4"><text:span text:style-name="T3">Definitely just using dummy meters for manual input. We will presumably need to manually incorporate new meter types that users want available. Meters that measure multiple data types will be stored as multiple meters with one for each data type. Readings of different types can probably just be kept in the single table since they’ll all have a value, a start time, an end time, and an associated meter. Units can be told by the meter’s unit type.</text:span></text:p>
            </text:list-item>
          </text:list>
        </text:list-item>
        <text:list-item>
          <text:p text:style-name="P1">Looking forward to the future for when this data will actually be graphed, how do we want to handle purely calculated measurements like CO<text:span text:style-name="T1">2</text:span> output? Just grab all the relevant measured readings, apply a conversion to them, add/subtract them, and return them as though they were their own readings in the database?</text:p>
          <text:list>
            <text:list-item>
              <text:p text:style-name="P4"><text:span text:style-name="T3">Non-issue since we’re not implementing cross-category conversions.</text:span></text:p>
            </text:list-item>
          </text:list>
        </text:list-item>
        <text:list-item>
          <text:p text:style-name="P1">We’ll want to make extra sure than csv importing works correctly with all the different resource types given that some will be meter-less.</text:p>
        </text:list-item>
        <text:list-item>
          <text:p text:style-name="P1">Eventually, there will need to be another website page for resource management including: adding new resource types, adding new meters (to a specific resource type), creating new units and new conversions</text:p>
        </text:list-item>
      </text:list>
      <text:p text:style-name="Standard"/>
      <text:p text:style-name="Standard"/>
      <text:p text:style-name="Standard"/>
      <text:p text:style-name="Standard"/>
      <text:p text:style-name="Standard"/>
      <text:p text:style-name="Standard">Things to change:</text:p>
      <text:p text:style-name="Standard"/>
      <text:p text:style-name="Standard">sql/</text:p>
      <text:p text:style-name="Standard"><text:tab/>group/</text:p>
      <text:p text:style-name="Standard"><text:soft-page-break/><text:tab/><text:tab/>create_groups_table.sql</text:p>
      <text:p text:style-name="P5">Add checks to ensure all meters and groups within a group are of the same unit type</text:p>
      <text:p text:style-name="P5">Potentially add unit_type if convenient for handling nested groups</text:p>
      <text:p text:style-name="P6"><text:tab/><text:tab/>get_groups_by_unit_type.sql</text:p>
      <text:p text:style-name="P6"><text:tab/><text:tab/><text:tab/>Potentially create script</text:p>
      <text:p text:style-name="P7">meter/</text:p>
      <text:p text:style-name="P8">create_meters_table.sql</text:p>
      <text:p text:style-name="Standard"><text:tab/><text:tab/><text:tab/>Add unit_type </text:p>
      <text:p text:style-name="P7"><text:tab/>get_meter_by_id.sql</text:p>
      <text:p text:style-name="P7"><text:tab/><text:tab/>Also return unit_type</text:p>
      <text:p text:style-name="P7"><text:tab/>get_meter_by_name.sql</text:p>
      <text:p text:style-name="P7"><text:tab/><text:tab/>Also return unit_type</text:p>
      <text:p text:style-name="Standard"><text:tab/><text:tab/>insert_new_meter.sql</text:p>
      <text:p text:style-name="Standard"><text:tab/><text:tab/><text:tab/>Add unit_type </text:p>
      <text:p text:style-name="Standard"><text:tab/><text:tab/>update_meter.sql</text:p>
      <text:p text:style-name="Standard"><text:tab/><text:tab/><text:tab/>Add unit_type</text:p>
      <text:p text:style-name="Standard"><text:tab/><text:tab/>create_unit_type_enum.sql</text:p>
      <text:p text:style-name="Standard"><text:tab/><text:tab/><text:tab/>Create script to set allowed unit types</text:p>
      <text:p text:style-name="Standard"><text:tab/><text:tab/>add_unit_type_enum.sql</text:p>
      <text:p text:style-name="Standard"><text:tab/><text:tab/><text:tab/>Create script if we want users to create their own unit types</text:p>
      <text:p text:style-name="Standard"><text:tab/><text:tab/>get_meters_by_unit_type.sql</text:p>
      <text:p text:style-name="Standard"><text:tab/><text:tab/><text:tab/>Potentially create script</text:p>
      <text:p text:style-name="Standard">models/</text:p>
      <text:p text:style-name="Standard"><text:tab/>Group.js</text:p>
      <text:p text:style-name="Standard"><text:tab/><text:tab/>Potentially add unit_type variable to constructor and mapRow</text:p>
      <text:p text:style-name="Standard"><text:tab/><text:tab/>Potentially create get_groups_by_unit_type function</text:p>
      <text:p text:style-name="Standard"><text:soft-page-break/><text:tab/>Meter.js</text:p>
      <text:p text:style-name="Standard"><text:tab/><text:tab/>Add unit_type variable to constructor and mapRow</text:p>
      <text:p text:style-name="Standard"><text:tab/><text:tab/>Potentially create get_meters_by_unit_type function</text:p>
      <text:p text:style-name="Standard"><text:tab/>database.js</text:p>
      <text:p text:style-name="Standard"><text:tab/><text:tab/>Run create_unit_type_enum.sql in createSchema</text:p>
      <text:p text:style-name="Standard">migrations/</text:p>
      <text:p text:style-name="Standard"><text:tab/>[appropriate migration name]/</text:p>
      <text:p text:style-name="Standard"><text:tab/><text:tab/>sql/</text:p>
      <text:p text:style-name="Standard"><text:tab/><text:tab/><text:tab/>group/</text:p>
      <text:p text:style-name="Standard"><text:tab/><text:tab/><text:tab/><text:tab/>add_checks_to_groups_tables.sql</text:p>
      <text:p text:style-name="Standard"><text:tab/><text:tab/><text:tab/><text:tab/><text:tab/>Create script</text:p>
      <text:p text:style-name="Standard"><text:tab/><text:tab/><text:tab/>meter/</text:p>
      <text:p text:style-name="Standard"><text:tab/><text:tab/><text:tab/><text:tab/>add_unit_type_to_meters_table.sql</text:p>
      <text:p text:style-name="Standard"><text:tab/><text:tab/><text:tab/><text:tab/><text:tab/>Create script</text:p>
      <text:p text:style-name="Standard"><text:tab/><text:tab/><text:tab/><text:tab/><text:tab/>Should also set all current meters to energy unit type</text:p>
      <text:p text:style-name="Standard"><text:tab/><text:tab/><text:tab/><text:tab/>create_unit_type_enum.sql</text:p>
      <text:p text:style-name="Standard"><text:tab/><text:tab/><text:tab/><text:tab/><text:tab/>Copy script from main sql folder</text:p>
      <text:p text:style-name="Standard"><text:tab/><text:tab/>index.js</text:p>
      <text:p text:style-name="P5">Add above scripts to migration (note that they should be added in reverse order from listed)</text:p>
      <text:p text:style-name="P6"/>
      <text:p text:style-name="P6"/>
      <text:p text:style-name="P6"/>
      <text:p text:style-name="P6"/>
      <text:p text:style-name="P6">Future Front-end Stuff:</text:p>
      <text:p text:style-name="P6"/>
      <text:list xml:id="list3483727266" text:style-name="WWNum2">
        <text:list-item>
          <text:p text:style-name="P2">Add page for handling existing unit types.</text:p>
        </text:list-item>
        <text:list-item>
          <text:p text:style-name="P2"><text:soft-page-break/>When creating/editing groups filter out any meters/groups of the wrong unit type from the dropdown menus. Either have a drop down menu for selecting unit types or have the first selected meter set the unit type. Unit type should not be changed unless group is empty.</text:p>
        </text:list-item>
        <text:list-item>
          <text:p text:style-name="P2">Charts should show the correct unit for the currently displayed unit type. Meters and groups should probably be filtered out of the dropdown menus if there is currently a graph shown for a different unit typ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fo:font-weight="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68" meta:word-count="825" meta:character-count="5159" meta:non-whitespace-character-count="4320"/>
    <meta:generator>LibreOfficeDev/6.0.5.2$Linux_X86_64 LibreOffice_project/</meta:generator>
  </office:meta>
</office:document-meta>
</file>